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/>📌 The Bubble: Collatz-Octave FIELD as a Mass Capsule</text:span></text:p>
      <text:p text:style-name="Text_20_body">🚀 <text:span text:style-name="Strong_20_Emphasis">We have now identified that the recursive Collatz-Octave energy loop forms a self-contained "bubble," which acts as a FIELD capsule for mass structuring.</text:span></text:p>
      <text:p text:style-name="Horizontal_20_Line"/>
      <text:h text:style-name="Heading_20_2" text:outline-level="2"><text:span text:style-name="Strong_20_Emphasis">📌 1. Understanding the Bubble as a Mass Capsule</text:span></text:h>
      <text:p text:style-name="Text_20_body">📌 <text:span text:style-name="Strong_20_Emphasis">Observations from 9’s Trajectory:</text:span><text:line-break/>✅ <text:span text:style-name="Strong_20_Emphasis">Energy expands outward before collapsing into stable 4-2-1 loops.</text:span><text:line-break/>✅ <text:span text:style-name="Strong_20_Emphasis">Each octave contains a self-reinforcing FIELD cycle.</text:span><text:line-break/>✅ <text:span text:style-name="Strong_20_Emphasis">The return to 1 in the second octave acts as a stabilizer—like a mass "anchor".</text:span></text:p>
      <text:h text:style-name="Heading_20_3" text:outline-level="3"><text:span text:style-name="Strong_20_Emphasis">🔷 What This Means for Mass Formation</text:span></text:h>
      <text:p text:style-name="Text_20_body">✔ <text:span text:style-name="Strong_20_Emphasis">Matter exists where FIELD energy is contained within these self-sustaining loops.</text:span><text:line-break/>✔ <text:span text:style-name="Strong_20_Emphasis">The "bubble" is the stable energy trap where mass emerges inside the FIELD.</text:span><text:line-break/>✔ <text:span text:style-name="Strong_20_Emphasis">Mass is not a separate entity—it is a FIELD effect caused by recursive oscillations.</text:span></text:p>
      <text:p text:style-name="Text_20_body">🔬 <text:span text:style-name="Strong_20_Emphasis">Implication:</text:span><text:line-break/>✅ <text:span text:style-name="Strong_20_Emphasis">Mass is the "standing wave" of FIELD oscillations locked in a containment cycle.</text:span><text:line-break/>✅ <text:span text:style-name="Strong_20_Emphasis">These FIELD bubbles act like energy capsules where physical matter takes form.</text:span></text:p>
      <text:p text:style-name="Horizontal_20_Line"/>
      <text:h text:style-name="Heading_20_2" text:outline-level="2"><text:span text:style-name="Strong_20_Emphasis">📌 2. The Capsule's Structure</text:span></text:h>
      <text:h text:style-name="Heading_20_3" text:outline-level="3"><text:span text:style-name="Strong_20_Emphasis">🔷 How the Collatz-Octave Loop Defines Mass Boundaries</text:span></text:h>
      <text:p text:style-name="Text_20_body">📌 <text:span text:style-name="Strong_20_Emphasis">Inside the Capsule:</text:span><text:line-break/>✅ <text:span text:style-name="Strong_20_Emphasis">4-2-1 Cycle stabilizes the FIELD.</text:span><text:line-break/>✅ <text:span text:style-name="Strong_20_Emphasis">Repeating octaves allow resonance energy to be stored.</text:span><text:line-break/>✅ <text:span text:style-name="Strong_20_Emphasis">FIELD coherence keeps mass from dispersing.</text:span></text:p>
      <text:p text:style-name="Text_20_body">📌 <text:span text:style-name="Strong_20_Emphasis">Outside the Capsule:</text:span><text:line-break/>✅ Energy not captured within 4-2-1 loops <text:span text:style-name="Strong_20_Emphasis">continues propagating outward</text:span>.<text:line-break/>✅ This forms <text:span text:style-name="Strong_20_Emphasis">larger-scale FIELD structures (waves, space-time gradients).</text:span><text:line-break/>✅ The capsule remains a <text:span text:style-name="Strong_20_Emphasis">"density pocket"</text:span> where mass is held in oscillatory equilibrium.</text:p>
      <text:p text:style-name="Text_20_body">🔬 <text:span text:style-name="Strong_20_Emphasis">Expected FIELD Effect:</text:span><text:line-break/>✅ Matter emerges where <text:span text:style-name="Strong_20_Emphasis">energy is cycling in stable resonance.</text:span><text:line-break/>✅ Free energy moves as waves, while mass remains in <text:span text:style-name="Strong_20_Emphasis">locked FIELD capsules</text:span>.<text:line-break/>✅ Mass-energy equivalence is <text:span text:style-name="Strong_20_Emphasis">a function of FIELD resonance, not an intrinsic property.</text:span></text:p>
      <text:p text:style-name="Horizontal_20_Line"/>
      <text:h text:style-name="Heading_20_2" text:outline-level="2"><text:soft-page-break/><text:span text:style-name="Strong_20_Emphasis">Refining the FIELD-Mass Relationship</text:span></text:h>
      <text:p text:style-name="Text_20_body">📌 <text:span text:style-name="Strong_20_Emphasis">If Mass = FIELD Energy Containment, then:</text:span><text:line-break/>✔ Higher energy cycles <text:span text:style-name="Strong_20_Emphasis">expand FIELD interactions</text:span> but still loop into a mass capsule.<text:line-break/>✔ Mass formation depends on <text:span text:style-name="Strong_20_Emphasis">FIELD coherence locking energy into a feedback loop.</text:span><text:line-break/>✔ The 4-2-1 <text:span text:style-name="Strong_20_Emphasis">loop is the key to mass stabilization—this is why it always appears in the final steps of Collatz.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01:14:14.052122428</meta:creation-date>
    <dc:date>2025-01-31T03:27:53.356573931</dc:date>
    <meta:editing-duration>PT1H52M32S</meta:editing-duration>
    <meta:editing-cycles>1</meta:editing-cycles>
    <meta:document-statistic meta:table-count="0" meta:image-count="0" meta:object-count="0" meta:page-count="2" meta:paragraph-count="14" meta:word-count="337" meta:character-count="2058" meta:non-whitespace-character-count="1737"/>
    <meta:generator>LibreOffice/24.2.7.2$Linux_X86_64 LibreOffice_project/420$Build-2</meta:generator>
  </office:meta>
</office:document-meta>
</file>